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E000000495E6A0D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ArialMT" svg:font-family="ArialMT" style:font-family-generic="swiss"/>
    <style:font-face style:name="Lucida Sans1" svg:font-family="'Lucida Sans'" style:font-family-generic="swiss"/>
    <style:font-face style:name="Verdana" svg:font-family="Verdana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5896in" fo:margin-left="-0.0861in" fo:margin-right="-0.0181in" fo:margin-top="0in" fo:margin-bottom="0in" style:page-number="auto" table:align="margins" style:writing-mode="lr-tb"/>
    </style:style>
    <style:style style:name="Table1.A" style:family="table-column">
      <style:table-column-properties style:column-width="1.3674in" style:rel-column-width="11806*"/>
    </style:style>
    <style:style style:name="Table1.B" style:family="table-column">
      <style:table-column-properties style:column-width="0.3931in" style:rel-column-width="3393*"/>
    </style:style>
    <style:style style:name="Table1.C" style:family="table-column">
      <style:table-column-properties style:column-width="5.8292in" style:rel-column-width="50336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Header">
      <style:paragraph-properties fo:text-align="start" style:justify-single-word="false" fo:orphans="2" fo:widows="2" style:writing-mode="lr-tb"/>
      <style:text-properties style:use-window-font-color="true" fo:font-size="32pt" fo:language="en" fo:country="GB" fo:font-weight="bold" style:font-size-asian="32pt" style:font-weight-asian="bold" style:font-size-complex="32pt"/>
    </style:style>
    <style:style style:name="P2" style:family="paragraph" style:parent-style-name="Header">
      <style:paragraph-properties fo:text-align="end" style:justify-single-word="false" fo:orphans="2" fo:widows="2" style:writing-mode="lr-tb"/>
      <style:text-properties style:use-window-font-color="true" fo:font-size="24pt" fo:language="en" fo:country="GB" fo:font-weight="bold" style:font-size-asian="24pt" style:font-weight-asian="bold" style:font-size-complex="24pt"/>
    </style:style>
    <style:style style:name="P3" style:family="paragraph" style:parent-style-name="Header">
      <style:paragraph-properties fo:text-align="end" style:justify-single-word="false" fo:orphans="2" fo:widows="2" style:writing-mode="lr-tb"/>
      <style:text-properties style:use-window-font-color="true" fo:font-size="18pt" fo:language="en" fo:country="GB" fo:font-weight="bold" style:font-size-asian="18pt" style:font-weight-asian="bold" style:font-size-complex="18pt"/>
    </style:style>
    <style:style style:name="P4" style:family="paragraph" style:parent-style-name="List_20_Paragraph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6" style:family="paragraph" style:parent-style-name="Standard">
      <style:text-properties style:font-name="Arial1" fo:font-size="12pt" style:font-size-asian="12pt" style:font-name-complex="Arial2" style:font-size-complex="12pt"/>
    </style:style>
    <style:style style:name="P7" style:family="paragraph" style:parent-style-name="Standard">
      <style:text-properties fo:color="#000000" style:font-name="Arial1" fo:font-size="14pt" style:font-size-asian="14pt" style:font-name-complex="Arial2" style:font-size-complex="14pt"/>
    </style:style>
    <style:style style:name="P8" style:family="paragraph" style:parent-style-name="Standard">
      <style:text-properties fo:color="#000000" style:font-name="Arial1" fo:font-size="14pt" fo:language="en" fo:country="US" style:font-size-asian="14pt" style:font-name-complex="Arial2" style:font-size-complex="14pt"/>
    </style:style>
    <style:style style:name="P9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</style:style>
    <style:style style:name="P10" style:family="paragraph" style:parent-style-name="Header">
      <style:paragraph-properties fo:text-align="end" style:justify-single-word="false"/>
      <style:text-properties fo:font-size="24pt" fo:font-weight="bold" style:font-size-asian="24pt" style:font-weight-asian="bold" style:font-size-complex="24pt"/>
    </style:style>
    <style:style style:name="P11" style:family="paragraph" style:parent-style-name="List_20_Paragraph" style:list-style-name="WWNum2">
      <style:text-properties style:font-name="Arial1" style:font-name-complex="Arial2"/>
    </style:style>
    <style:style style:name="P12" style:family="paragraph" style:parent-style-name="Standard">
      <style:text-properties style:font-name="Arial1" fo:font-size="14pt" style:font-size-asian="14pt" style:font-name-complex="Arial2" style:font-size-complex="14pt"/>
    </style:style>
    <style:style style:name="P13" style:family="paragraph" style:parent-style-name="Standard">
      <style:text-properties style:font-name="Arial1" fo:font-size="14pt" officeooo:rsid="00065829" officeooo:paragraph-rsid="00065829" style:font-size-asian="14pt" style:font-name-complex="Arial2" style:font-size-complex="14pt"/>
    </style:style>
    <style:style style:name="P14" style:family="paragraph" style:parent-style-name="Standard">
      <style:text-properties style:font-name="Arial1" fo:font-size="22pt" fo:font-weight="bold" style:font-size-asian="22pt" style:font-weight-asian="bold" style:font-name-complex="Arial2" style:font-size-complex="22pt"/>
    </style:style>
    <style:style style:name="P15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fo:color="#263842" style:font-name="Arial1" fo:font-size="14pt" fo:language="en" fo:country="US" style:font-size-asian="14pt" style:font-name-complex="Arial2" style:font-size-complex="14pt"/>
    </style:style>
    <style:style style:name="P16" style:family="paragraph" style:parent-style-name="Standard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fo:color="#263842" style:text-outline="false" style:font-name="Arial1" fo:font-size="14pt" fo:letter-spacing="normal" fo:language="en" fo:country="US" style:letter-kerning="false" style:font-name-asian="ArialMT" style:font-size-asian="14pt" style:font-name-complex="Arial2" style:font-size-complex="14pt"/>
    </style:style>
    <style:style style:name="P17" style:family="paragraph" style:parent-style-name="Standard" style:list-style-name="L1">
      <loext:graphic-properties draw:fill="solid" draw:fill-color="#ffffff" draw:opacity="100%"/>
      <style:paragraph-properties fo:margin-top="0in" fo:margin-bottom="0.2083in" loext:contextual-spacing="false" style:line-height-at-least="0.25in" fo:background-color="#ffffff"/>
      <style:text-properties fo:color="#263842" style:text-outline="false" style:font-name="Arial1" fo:font-size="14pt" fo:letter-spacing="normal" fo:language="en" fo:country="US" style:letter-kerning="false" style:font-name-asian="ArialMT" style:font-size-asian="14pt" style:font-name-complex="Arial2" style:font-size-complex="14pt"/>
    </style:style>
    <style:style style:name="T1" style:family="text">
      <style:text-properties style:font-name="Arial1" fo:font-size="14pt" style:font-size-asian="14pt" style:font-name-complex="Arial2" style:font-size-complex="14pt"/>
    </style:style>
    <style:style style:name="T2" style:family="text">
      <style:text-properties fo:language="en" fo:country="US"/>
    </style:style>
    <style:style style:name="T3" style:family="text">
      <style:text-properties style:text-position="super 58%" style:font-name="Arial1" fo:font-size="14pt" style:font-size-asian="14pt" style:font-name-complex="Arial2" style:font-size-complex="14pt"/>
    </style:style>
    <style:style style:name="T4" style:family="text">
      <style:text-properties fo:color="#263842" style:font-name="Arial1" fo:font-size="14pt" fo:language="en" fo:country="US" style:font-size-asian="14pt" style:font-name-complex="Arial2" style:font-size-complex="14pt"/>
    </style:style>
    <style:style style:name="T5" style:family="text">
      <style:text-properties fo:color="#263842" style:text-outline="false" style:font-name="Arial1" fo:font-size="14pt" fo:letter-spacing="normal" fo:language="en" fo:country="US" style:letter-kerning="false" style:font-name-asian="ArialMT" style:font-size-asian="14pt" style:font-name-complex="Arial2" style:font-size-complex="14pt"/>
    </style:style>
    <style:style style:name="T6" style:family="text">
      <style:text-properties style:text-outline="false" fo:letter-spacing="normal" fo:font-weight="normal" style:letter-kerning="false" style:font-name-asian="Verdana" style:font-weight-asian="normal" style:font-weight-complex="normal"/>
    </style:style>
    <style:style style:name="T7" style:family="text">
      <style:text-properties officeooo:rsid="00047634"/>
    </style:style>
    <style:style style:name="T8" style:family="text">
      <style:text-properties officeooo:rsid="0006b0c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Session</text:p>
          </table:table-cell>
          <table:table-cell table:style-name="Table1.A1" table:number-columns-spanned="2" office:value-type="string">
            <text:p text:style-name="P7"><text:span text:style-name="T2">ESSI2.6 - </text:span><text:span text:style-name="T6">Earth science on Cloud, HPC and Grid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Venue</text:p>
          </table:table-cell>
          <table:table-cell table:style-name="Table1.A1" table:number-columns-spanned="2" office:value-type="string">
            <text:p text:style-name="P13">San Francisco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Date</text:p>
          </table:table-cell>
          <table:table-cell table:style-name="Table1.A1" table:number-columns-spanned="2" office:value-type="string">
            <text:p text:style-name="Standard"><text:span text:style-name="T1">12</text:span><text:span text:style-name="T3">th</text:span><text:span text:style-name="T1"> - 17</text:span><text:span text:style-name="T3">th</text:span><text:span text:style-name="T1"> April 2015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Type</text:p>
          </table:table-cell>
          <table:table-cell table:style-name="Table1.A1" table:number-columns-spanned="2" office:value-type="string">
            <text:p text:style-name="P5">Talk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5">Title</text:p>
          </table:table-cell>
          <table:table-cell table:style-name="Table1.A1" table:number-columns-spanned="2" office:value-type="string">
            <text:p text:style-name="P8">Supervising simulations with the Prodiguer Messaging Platform 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4">Authors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5">Mark A. Greenslade (1), Nicolas Carenton (1), Sebastien Denvil (1)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table:number-columns-spanned="3" office:value-type="string">
            <text:list xml:id="list6928624673046246038" text:style-name="WWNum2">
              <text:list-item>
                <text:p text:style-name="P11">CNRS, IPSL, Institut Pierre Simon Laplace, Global climate <text:span text:style-name="T8">modelling</text:span> group, Paris, France</text:p>
              </text:list-item>
            </text:list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14">Abstract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P15">At any one moment in time, researchers affiliated with the Institut Pierre Simon Laplace (IPSL) climate modeling group, are running hundreds of global climate simulations. <text:s/>These simulations execute upon a heterogeneous set of High Performance Computing (HPC) environments spread throughout France. <text:s/></text:p>
      <text:p text:style-name="P9"><text:span text:style-name="T4">The IPSL's simulation execution runtime is called libIGCM (</text:span><text:span text:style-name="T5">library for IPSL Global Climate Modeling group). <text:s/>libIGCM has recently been enhanced so as to support realtime operational use cases. <text:s/>Such use cases include simulation monitoring, data publication, environment metrics collection, automated simulation control … etc. <text:s/>At the core of this enhancement is the Prodiguer messaging platform. <text:s/>libIGCM now emits information, in the form of messages, for remote processing at IPSL servers in Paris. <text:s/></text:span></text:p>
      <text:p text:style-name="P16">The remote message processing takes several forms:</text:p>
      <text:list xml:id="list2473104226276552297" text:style-name="L1">
        <text:list-item>
          <text:p text:style-name="P17">Persisting message content to database(s);</text:p>
        </text:list-item>
        <text:list-item>
          <text:p text:style-name="P17">Notifying an operator of changes in a simulation's execution status;</text:p>
        </text:list-item>
        <text:list-item>
          <text:p text:style-name="P17">Launching rollback jobs upon simulation failure;</text:p>
        </text:list-item>
        <text:list-item>
          <text:p text:style-name="P17">Dynamically updating controlled vocabularies; </text:p>
        </text:list-item>
        <text:list-item>
          <text:p text:style-name="P17">Notifying downstream applications such as the Prodiguer web portal;</text:p>
        </text:list-item>
      </text:list>
      <text:p text:style-name="P16">We will describe how the messaging platform has been implemented from a technical perspective and demonstrate the Prodiguer web portal receiving realtime notification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ArialMT" svg:font-family="ArialMT" style:font-family-generic="swiss"/>
    <style:font-face style:name="Lucida Sans1" svg:font-family="'Lucida Sans'" style:font-family-generic="swiss"/>
    <style:font-face style:name="Verdana" svg:font-family="Verdana" style:font-family-generic="swiss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1" svg:font-family="Courier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font-name-asian="SimSun" style:font-size-asian="12pt" style:language-asian="fr" style:country-asian="FR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mbria" fo:font-size="12pt" fo:language="en" fo:country="US" style:font-name-asian="SimSun" style:font-size-asian="12pt" style:language-asian="fr" style:country-asian="FR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n" fo:country="G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693in" fo:margin-bottom="0.0693in" loext:contextual-spacing="false"/>
      <style:text-properties style:font-name="Times" fo:font-family="Times" style:font-family-generic="roman" style:font-pitch="variable" fo:font-size="18pt" fo:language="en" fo:country="US" fo:font-weight="bold" style:font-size-asian="18pt" style:font-weight-asian="bold" style:font-size-complex="18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 loext:contextual-spacing="false"/>
      <style:text-properties style:font-name="Times" fo:font-family="Times" style:font-family-generic="roman" style:font-pitch="variable" fo:font-size="10pt" fo:language="en" fo:country="US" style:font-size-asian="10pt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" fo:font-family="Courier" style:font-family-generic="roman" style:font-pitch="variable" fo:font-size="10pt" fo:language="en" fo:country="US" style:font-size-asian="10pt" style:font-name-complex="Courier1" style:font-family-complex="Courier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" fo:font-family="Times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erm-display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fo:language="en" fo:country="GB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language="en" fo:country="GB"/>
    </style:style>
    <style:style style:name="Footer_20_Char" style:display-name="Footer Char" style:family="text" style:parent-style-name="Default_20_Paragraph_20_Font">
      <style:text-properties fo:language="en" fo:country="GB"/>
    </style:style>
    <style:style style:name="HTML_20_Preformatted_20_Char" style:display-name="HTML Preformatted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name-complex="Courier1" style:font-family-complex="Courier" style:font-family-generic-complex="system" style:font-pitch-complex="variable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4854in" table:align="margins" style:writing-mode="lr-tb"/>
    </style:style>
    <style:style style:name="Table2.A" style:family="table-column">
      <style:table-column-properties style:column-width="2.741in" style:rel-column-width="23997*"/>
    </style:style>
    <style:style style:name="Table2.B" style:family="table-column">
      <style:table-column-properties style:column-width="4.7444in" style:rel-column-width="41538*"/>
    </style:style>
    <style:style style:name="Table2.1" style:family="table-row">
      <style:table-row-properties style:min-row-height="1.0146in"/>
    </style:style>
    <style:style style:name="Table2.A1" style:family="table-cell">
      <style:table-cell-properties style:vertical-align="middle" fo:padding="0.0382in" fo:border="none"/>
    </style:style>
    <style:style style:name="MP1" style:family="paragraph" style:parent-style-name="Header">
      <style:paragraph-properties fo:text-align="start" style:justify-single-word="false" fo:orphans="2" fo:widows="2" style:writing-mode="lr-tb"/>
      <style:text-properties style:use-window-font-color="true" fo:font-size="32pt" fo:language="en" fo:country="GB" fo:font-weight="bold" style:font-size-asian="32pt" style:font-weight-asian="bold" style:font-size-complex="32pt"/>
    </style:style>
    <style:style style:name="MP2" style:family="paragraph" style:parent-style-name="Header">
      <style:paragraph-properties fo:text-align="end" style:justify-single-word="false"/>
      <style:text-properties fo:font-size="24pt" fo:font-weight="bold" style:font-size-asian="24pt" style:font-weight-asian="bold" style:font-size-complex="24pt"/>
    </style:style>
    <style:style style:name="MP3" style:family="paragraph" style:parent-style-name="Header">
      <style:paragraph-properties fo:text-align="end" style:justify-single-word="false" fo:orphans="2" fo:widows="2" style:writing-mode="lr-tb"/>
      <style:text-properties style:use-window-font-color="true" fo:font-size="24pt" fo:language="en" fo:country="GB" fo:font-weight="bold" style:font-size-asian="24pt" style:font-weight-asian="bold" style:font-size-complex="24pt"/>
    </style:style>
    <style:style style:name="MP4" style:family="paragraph" style:parent-style-name="Header">
      <style:paragraph-properties fo:text-align="end" style:justify-single-word="false" fo:orphans="2" fo:widows="2" style:writing-mode="lr-tb"/>
      <style:text-properties style:use-window-font-color="true" fo:font-size="18pt" fo:language="en" fo:country="GB" fo:font-weight="bold" style:font-size-asian="18pt" style:font-weight-asian="bold" style:font-size-complex="18pt"/>
    </style:style>
    <style:style style:name="MT1" style:family="text">
      <style:text-properties officeooo:rsid="00047634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1972in" fo:margin-bottom="0.2957in" fo:margin-left="0.3937in" fo:margin-right="0.389in" style:writing-mode="lr-tb" style:layout-grid-color="#c0c0c0" style:layout-grid-lines="44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693in" fo:margin-left="0in" fo:margin-right="0in" fo:margin-bottom="0.7299in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graphics1" text:anchor-type="paragraph" svg:x="-0.0339in" svg:y="-0.039in" svg:width="1.9717in" svg:height="1.0134in" draw:z-index="0"><draw:image xlink:href="Pictures/100002010000008E000000495E6A0DEA.png" xlink:type="simple" xlink:show="embed" xlink:actuate="onLoad"/></draw:frame></text:p>
            </table:table-cell>
            <table:table-cell table:style-name="Table2.A1" office:value-type="string">
              <text:p text:style-name="MP2"><text:span text:style-name="MT1">A</text:span>GU 2015 Abstract</text:p>
              <text:p text:style-name="MP3">Prodiguer Messaging Platform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organ</meta:initial-creator>
    <meta:editing-cycles>20</meta:editing-cycles>
    <meta:print-date>2013-08-06T13:34:00</meta:print-date>
    <meta:creation-date>2014-11-19T09:02:00</meta:creation-date>
    <dc:date>2015-07-14T15:20:44.964050000</dc:date>
    <meta:editing-duration>PT1H20S</meta:editing-duration>
    <meta:generator>LibreOffice/4.4.4.3$MacOSX_X86_64 LibreOffice_project/2c39ebcf046445232b798108aa8a7e7d89552ea8</meta:generator>
    <meta:document-statistic meta:table-count="2" meta:image-count="1" meta:object-count="0" meta:page-count="1" meta:paragraph-count="25" meta:word-count="242" meta:character-count="1686" meta:non-whitespace-character-count="1463"/>
    <meta:user-defined meta:name="AppVersion">14.0000</meta:user-defined>
    <meta:user-defined meta:name="Company">IPS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